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itt<text:s/>Wow<text:s/>Armory</text:p>
      <text:p text:style-name="Normal">Jag vill göra en hemsida där man kan kolla på sin World Of Warcraft gubb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önsson David</meta:initial-creator>
    <dc:creator>Jönsson David</dc:creator>
    <meta:creation-date>2013-01-18T13:17:00Z</meta:creation-date>
    <dc:date>2013-01-18T13:21:00Z</dc:date>
    <meta:template xlink:href="Normal.dotm" xlink:type="simple"/>
    <meta:editing-cycles>1</meta:editing-cycles>
    <meta:editing-duration>PT240S</meta:editing-duration>
    <meta:document-statistic meta:page-count="1" meta:paragraph-count="1" meta:word-count="14" meta:character-count="91" meta:row-count="1" meta:non-whitespace-character-count="78"/>
  </office:meta>
</office:document-meta>
</file>